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33mm"/>
    </style:style>
    <style:style style:name="co2" style:family="table-column">
      <style:table-column-properties fo:break-before="auto" style:column-width="10.5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1.87mm"/>
    </style:style>
    <style:style style:name="co6" style:family="table-column">
      <style:table-column-properties fo:break-before="auto" style:column-width="44.22mm"/>
    </style:style>
    <style:style style:name="co7" style:family="table-column">
      <style:table-column-properties fo:break-before="auto" style:column-width="38.14mm"/>
    </style:style>
    <style:style style:name="co8" style:family="table-column">
      <style:table-column-properties fo:break-before="auto" style:column-width="33.9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lv" fo:country="LV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Level</text:p>
          </table:table-cell>
          <table:table-cell office:value-type="string" calcext:value-type="string">
            <text:p>Map</text:p>
          </table:table-cell>
          <table:table-cell table:number-columns-repeated="2"/>
          <table:table-cell office:value-type="string" calcext:value-type="string">
            <text:p>Achie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nM7A3MPickup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BenelliPicku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p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CrossbowPickup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p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SPThompsonPicku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xp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ChainsawPickup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xp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ThompsonIncPickup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p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M4203Picku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p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xp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crnM79MPickup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NailGunPickup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MK23Pickup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M4Pickup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isc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Ghostbuster 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rnTrenchgunPickup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SeekerSixPickup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nDualMK23Pickup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p_Ha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MP5MPickup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sPicku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DeaglePicku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1"/>
          <table:table-cell table:style-name="ce2" office:value-type="string" calcext:value-type="string">
            <text:p>MK23_12Kill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nThompsonDrumPickup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KatanaPickup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string" calcext:value-type="string">
            <text:p>MeleeDecapBloat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nFlareRevolverPickup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M32Pickup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DualDeaglePickup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MK23_12Kills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crnM4203MPickup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M4203Kill50Zeds </text:p>
          </table:table-cell>
          <table:table-cell table:style-name="ce2" office:value-type="string" calcext:value-type="string">
            <text:p>ExplosionLove </text:p>
          </table:table-cell>
          <table:table-cell/>
        </table:table-row>
        <table:table-row table:style-name="ro1">
          <table:table-cell office:value-type="string" calcext:value-type="string">
            <text:p>ScrnKSGPickup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SPSniperPickup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" office:value-type="string" calcext:value-type="string">
            <text:p>DotOfDoom </text:p>
          </table:table-cell>
          <table:table-cell table:style-name="ce2" office:value-type="string" calcext:value-type="string">
            <text:p>BruteM14 </text:p>
          </table:table-cell>
          <table:table-cell/>
        </table:table-row>
        <table:table-row table:style-name="ro1">
          <table:table-cell office:value-type="string" calcext:value-type="string">
            <text:p>ScrnFNFAL_ACOG_Pickup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ScythePickup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" office:value-type="string" calcext:value-type="string">
            <text:p>MeleeHitBehind </text:p>
          </table:table-cell>
          <table:table-cell table:style-name="ce2" office:value-type="string" calcext:value-type="string">
            <text:p>OldSchoolKiting </text:p>
          </table:table-cell>
          <table:table-cell/>
        </table:table-row>
        <table:table-row table:style-name="ro1">
          <table:table-cell office:value-type="string" calcext:value-type="string">
            <text:p>ScrnM79IncPickup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PipeBombPickup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style-name="ce2" office:value-type="string" calcext:value-type="string">
            <text:p>Unassis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nDual44MagnumLaserPickup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GunslingerSC 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p_S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KrissMPickup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AA12Pickup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2" office:value-type="string" calcext:value-type="string">
            <text:p>TW_SC_LAWHSG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nM99Pickup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2" office:value-type="string" calcext:value-type="string">
            <text:p>MerryMen </text:p>
          </table:table-cell>
          <table:table-cell table:style-name="ce2" office:value-type="string" calcext:value-type="string">
            <text:p>Snipe250SC </text:p>
          </table:table-cell>
          <table:table-cell/>
        </table:table-row>
        <table:table-row table:style-name="ro1">
          <table:table-cell office:value-type="string" calcext:value-type="string">
            <text:p>AK12Pickup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ClaymoreSwordPickup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2" office:value-type="string" calcext:value-type="string">
            <text:p>My Kung Fu is Awesome </text:p>
          </table:table-cell>
          <table:table-cell table:style-name="ce2" office:value-type="string" calcext:value-type="string">
            <text:p>MeleeKillCrawlers </text:p>
          </table:table-cell>
          <table:table-cell/>
        </table:table-row>
        <table:table-row table:style-name="ro1">
          <table:table-cell office:value-type="string" calcext:value-type="string">
            <text:p>ScrnHuskGunPicku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" office:value-type="string" calcext:value-type="string">
            <text:p>FastSho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MineLPickup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DualMK23LaserPickup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2" office:value-type="string" calcext:value-type="string">
            <text:p>GunslingerSC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CZ805MPickup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2" office:value-type="string" calcext:value-type="string">
            <text:p>Medic of Do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ga12cPickup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VDSPickup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K417Pickup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ectaPickup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2" office:value-type="string" calcext:value-type="string">
            <text:p>iDoT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S255Pickup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Kill100FPExplosive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tPickup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2" office:value-type="string" calcext:value-type="string">
            <text:p>HC4Kills 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SSDTPickup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2" office:value-type="string" calcext:value-type="string">
            <text:p>BruteXbow </text:p>
          </table:table-cell>
          <table:table-cell table:style-name="ce2" office:value-type="string" calcext:value-type="string">
            <text:p>M99Kill3SC </text:p>
          </table:table-cell>
          <table:table-cell/>
        </table:table-row>
        <table:table-row table:style-name="ro1">
          <table:table-cell office:value-type="string" calcext:value-type="string">
            <text:p>VALDTPickup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2" office:value-type="string" calcext:value-type="string">
            <text:p>BruteSca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rnCrossbuzzsawPickup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nDualFlareRevolverPickup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2" office:value-type="string" calcext:value-type="string">
            <text:p>NapalmStrike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GPickup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2" office:value-type="string" calcext:value-type="string">
            <text:p>BringingLAW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VDPickup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2" office:value-type="string" calcext:value-type="string">
            <text:p>MerryMen50cal 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RLPickup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W</text:p>
          </table:table-cell>
          <table:table-cell table:number-columns-repeated="3"/>
          <table:table-cell table:style-name="ce2" office:value-type="string" calcext:value-type="string">
            <text:p>D3FatZombie 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 table:number-rows-repeated="104849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monds Puiša</meta:initial-creator>
    <meta:creation-date>2015-03-10T09:19:38.028000000</meta:creation-date>
    <dc:date>2015-03-10T11:24:59.516000000</dc:date>
    <dc:creator>Raimonds Puiša</dc:creator>
    <meta:editing-duration>PT34M28S</meta:editing-duration>
    <meta:editing-cycles>5</meta:editing-cycles>
    <meta:generator>LibreOffice/4.4.0.3$Windows_x86 LibreOffice_project/de093506bcdc5fafd9023ee680b8c60e3e0645d7</meta:generator>
    <meta:document-statistic meta:table-count="1" meta:cell-count="233" meta:object-count="0"/>
  </office:meta>
</office:document-meta>
</file>